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0pt" style:font-size-asian="10pt" style:font-size-complex="10pt"/>
    </style:style>
    <style:style style:name="P2" style:family="paragraph" style:parent-style-name="Text_20_body">
      <style:text-properties fo:color="#0000ff" style:font-name="Arial" fo:font-size="10pt" style:font-size-asian="10pt" style:font-size-complex="10pt"/>
    </style:style>
    <style:style style:name="P3" style:family="paragraph" style:parent-style-name="Text_20_body">
      <style:paragraph-properties fo:background-color="#ffffff">
        <style:background-image/>
      </style:paragraph-properties>
    </style:style>
    <style:style style:name="P4" style:family="paragraph" style:parent-style-name="Text_20_body">
      <style:paragraph-properties fo:background-color="#ffffff">
        <style:background-image/>
      </style:paragraph-properties>
      <style:text-properties fo:color="#000000" style:font-name="Arial" fo:font-size="10pt" style:font-size-asian="10pt" style:font-size-complex="10pt"/>
    </style:style>
    <style:style style:name="P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style:font-size-asian="12pt" style:font-size-complex="12pt"/>
    </style:style>
    <style:style style:name="P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style:font-size-asian="12pt" style:font-size-complex="12pt"/>
    </style:style>
    <style:style style:name="P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1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4586" style:font-name="Arial" fo:font-size="20pt" fo:letter-spacing="normal" fo:font-style="normal" fo:font-weight="normal" style:font-size-asian="20pt" style:font-weight-asian="normal" style:font-size-complex="20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style:font-name="Arial" fo:font-size="12pt" style:font-size-asian="12pt" style:font-size-complex="12pt"/>
    </style:style>
    <style:style style:name="P13" style:family="paragraph" style:parent-style-name="Standard">
      <style:text-properties fo:color="#000000" style:font-name="Arial" fo:font-size="12pt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15" style:family="paragraph" style:parent-style-name="Standard"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1" style:family="text">
      <style:text-properties fo:color="#000000" style:font-name="Arial" fo:font-size="11pt" style:font-size-asian="11pt" style:font-size-complex="11pt"/>
    </style:style>
    <style:style style:name="T2" style:family="text">
      <style:text-properties fo:color="#000000" style:font-name="Arial" fo:font-size="12pt" style:font-size-asian="12pt" style:font-size-complex="12pt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letter-spacing="normal" fo:font-style="normal" fo:font-weight="bold"/>
    </style:style>
    <style:style style:name="T6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letter-spacing="normal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9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000000" style:font-name="Arial" fo:font-size="12pt" fo:letter-spacing="normal" fo:font-style="normal" fo:font-weight="bold" style:font-size-asian="12pt" style:font-size-complex="12pt"/>
    </style:style>
    <style:style style:name="T11" style:family="text">
      <style:text-properties fo:font-variant="normal" fo:text-transform="none" fo:color="#000000" style:font-name="Arial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000000" style:font-name="Arial" fo:font-size="10pt" fo:letter-spacing="normal" fo:font-style="normal" fo:font-weight="bold" style:font-size-asian="10pt" style:font-size-complex="10pt"/>
    </style:style>
    <style:style style:name="T13" style:family="text">
      <style:text-properties fo:font-variant="normal" fo:text-transform="none" fo:color="#000000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T14" style:family="text">
      <style:text-properties fo:font-variant="normal" fo:text-transform="none" fo:color="#000000" style:font-name="Arial" fo:font-size="10pt" fo:letter-spacing="normal" fo:font-style="normal" fo:font-weight="normal" style:font-size-asian="10pt" style:font-size-complex="10pt"/>
    </style:style>
    <style:style style:name="T15" style:family="text">
      <style:text-properties fo:font-variant="normal" fo:text-transform="none" style:text-position="super 58%" fo:letter-spacing="normal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Arial" fo:font-size="10pt" style:font-size-asian="10pt" style:font-size-complex="10pt"/>
    </style:style>
    <style:style style:name="T18" style:family="text">
      <style:text-properties fo:color="#0000ff"/>
    </style:style>
    <style:style style:name="T19" style:family="text">
      <style:text-properties fo:color="#0000ff" style:font-name="Arial" fo:font-size="10pt" style:font-size-asian="10pt" style:font-size-complex="10pt"/>
    </style:style>
    <style:style style:name="T20" style:family="text">
      <style:text-properties style:text-position="super 58%"/>
    </style:style>
    <style:style style:name="T21" style:family="text">
      <style:text-properties style:font-style-asian="normal" style:font-style-complex="normal"/>
    </style:style>
    <style:style style:name="T2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orto Alegre sedia 14<text:span text:style-name="T20">a</text:span> edição do Fórum Internacional Software Livre</text:p>
      <text:p text:style-name="P5">Um dos maiores eventos do mundo sobre Tecnologia da Informação acontece entre os dias <text:span text:style-name="T21">3 a 6 de julho no Centro de Eventos da PUCRS, em Porto Alegre, e reunirá palestrantes e convidados de diversos países.</text:span></text:p>
      <text:p text:style-name="P6"/>
      <text:p text:style-name="P12"><text:span text:style-name="T4">O FISL, Fórum Internacional Software Livre, chega a sua 14</text:span><text:span text:style-name="T15">a</text:span><text:span text:style-name="T4"> edição em 2013, e já está com inscrições abertas ao público. O evento, que ocorre de 3 a 6 de julho no Centro de Eventos da PUCRS, em Porto Alegre, é o maior encontro de comunidades de software livre da América Latina e um dos maiores do mundo na temática da Tecnologia da Informação. </text:span></text:p>
      <text:p text:style-name="P9"/>
      <text:p text:style-name="P8">As inscrições de podem ser feitas no site <text:a xlink:type="simple" xlink:href="http://www.fisl.org.br/">www.fisl.org.br</text:a> e contam com desconto para o público em geral e estudantes para inscrição antecipada. O investimento para a inscrição varia entre R$ 50,00 e R$ 280,00</text:p>
      <text:p text:style-name="P9"/>
      <text:p text:style-name="P12"><text:span text:style-name="T4">Em 2013, a</text:span><text:span text:style-name="T4">s atividades </text:span><text:span text:style-name="T4">inscritas na chamada de trabalhos </text:span><text:span text:style-name="T4">serão distribuídas em dez trilhas principais: Academia Livre, Administração, Desenvolvimento, Educação, Encontros Comunitários, Hardware Livre, Jogos e Multimídia, Negócios e Tópicos Emergentes, além da apresentação de pesquisas acadêmicas no WSL, o Workshop Software Livre, que costuma reunir pesquisadores de diversos países.</text:span></text:p>
      <text:p text:style-name="P9"/>
      <text:p text:style-name="P12"><text:span text:style-name="T4">O FISL</text:span><text:span text:style-name="T4">14</text:span><text:span text:style-name="T4"> contará também com a segunda edição da Rodada de Negócios, </text:span><text:span text:style-name="T4">em parceria com o Sebrae-RS, que promoverá </text:span><text:span text:style-name="T4">encontros entre empreendedores </text:span><text:span text:style-name="T4">e </text:span><text:span text:style-name="T4">oferecerá palestras gratuitas sobre o tema. </text:span><text:span text:style-name="T4">O evento também conta com outras atividades gratuitas, com livre acesso ao público em geral, como </text:span><text:span text:style-name="T4">o espaço voltado à educação, o Festival de Robótica Livre e as Atividades Culturais</text:span><text:span text:style-name="T4">. </text:span><text:span text:style-name="T7">Haverá intérprete de libras e cabines de tradução simultânea para o português e inglês.</text:span></text:p>
      <text:p text:style-name="P9"/>
      <text:p text:style-name="P7">Trilha Aaron Swartz</text:p>
      <text:p text:style-name="P10"/>
      <text:p text:style-name="P12"><text:span text:style-name="T3">Em homenagem ao hacker e ativista Aaron Swartz, as discussões e atividades em torno das temáticas de cultura e internet livre, compartilhamento, </text:span><text:span text:style-name="T8">copyleft</text:span><text:span text:style-name="T3">, </text:span><text:span text:style-name="T8">creative commons</text:span><text:span text:style-name="T3">, transparência e hacktivismo serão agrupadas em uma trilha com seu nome. O jovem virou símbolo da luta em prol do compartilhamento após cometer suicídio, no início deste ano, enquanto era processado por pirataria pelo Instituto de Tecnologia de Massachussets (MIT).</text:span></text:p>
      <text:p text:style-name="P12"><text:line-break/><text:span text:style-name="T5">Palestrantes confirmados</text:span></text:p>
      <text:p text:style-name="P14"><text:line-break/><text:span text:style-name="T3">Grandes nomes do movimento Software Livre já confirmaram presença: o ativista e fundador do movimento, Richard Stallman, o diretor executivo da Linux Internacional, Jon “Maddog” Hall, o </text:span><text:span text:style-name="T8">hacker</text:span><text:span text:style-name="T3"> e pioneiro no trabalho com Realidade Virtual, Mitch Altman, além das desenvolvedoras Corey </text:span><text:span text:style-name="T3">Latislaw</text:span><text:span text:style-name="T3"> e Luciana Fuji, e do educador Nelson Pretto.</text:span></text:p>
      <text:p text:style-name="P14"><text:line-break/><text:span text:style-name="T6">Richard Stallman </text:span><text:span text:style-name="T3">– Fundador do Movimento Free Software, é programador, hacker e um influente ativista político da área de tecnologia e liberdade de informação. É o autor da GNU GPL, a licença livre mais usada no mundo, que consolidou o conceito de copyleft.</text:span></text:p>
      <text:p text:style-name="P14"><text:line-break/><text:span text:style-name="T6">Jon “Maddog” Hall </text:span><text:span text:style-name="T3">– Diretor Executivo da Linux Internacional, uma associação de grandes empresas de relevância internacional na área de Tecnologia da Informação que </text:span><text:soft-page-break/><text:span text:style-name="T3">promovem sistemas operacionais baseados em Linux. É um dos ativistas de tecnologia mais conhecidos do mundo.</text:span></text:p>
      <text:p text:style-name="P14"><text:line-break/><text:span text:style-name="T6">Mitch Altman</text:span><text:span text:style-name="T3"> – Hacker e inventor, Altman foi um dos pioneiros no trabalho com Realidade Virtual. Inventou o TV-B-Gone, um controle remoto universal compatível com a maior parte dos modelos de televisores existentes, e é presidente da Cornfield Electronics.</text:span></text:p>
      <text:p text:style-name="P14"><text:line-break/><text:span text:style-name="T6">Corey Latislaw </text:span><text:span text:style-name="T3">– CEO e engenheira principal da Green Life Development, fundadora da Android Alliance of Philadelphia. Possui experiência com Android e dispositivos móveis. Já trabalhou com a Cisco em projetos de monitoramento automático de segurança.</text:span></text:p>
      <text:p text:style-name="P14"><text:line-break/><text:span text:style-name="T6">Luciana Fuji</text:span><text:span text:style-name="T6">i</text:span><text:span text:style-name="T3"> – Cientist</text:span>a da Computação, trabalha com consultoria e desenvolvimento de Software Livre para uma empresa do Reino Unido. É contribuidora do Cheese, software de Webcam do projeto GNOME, e de projetos multimídia envolvendo o <text:span text:style-name="T22">framework</text:span> Gstreamer.</text:p>
      <text:p text:style-name="P13"/>
      <text:p text:style-name="P14"><text:span text:style-name="T16">Alexis Rossi </text:span>– Alexis Rossi é Diretora de Coleções do Internet Archive, o mais conhecido arquivo web do mundo. Rossi também trabalhou no ClariNet (o primeiro agregador de notícias online) e foi Diretora Editorial do Alexa, principal medidor de audiência da internet.</text:p>
      <text:p text:style-name="P13"/>
      <text:p text:style-name="P15"/>
      <text:p text:style-name="Standard"><text:span text:style-name="T11">Serviço:</text:span><text:span text:style-name="T2"><text:line-break/><text:line-break/></text:span><text:span text:style-name="T10">14º Fórum Internacional Software Livre - FISL14</text:span><text:span text:style-name="T2"><text:line-break/><text:line-break/></text:span><text:span text:style-name="T9">3 a 6 de julho de 2013</text:span><text:span text:style-name="T2"><text:line-break/></text:span><text:span text:style-name="T9">Centro de Eventos da PUC-RS</text:span><text:span text:style-name="T2"><text:line-break/></text:span><text:span text:style-name="T9">Porto Alegre - RS</text:span><text:span text:style-name="T2"><text:line-break/><text:line-break/></text:span><text:span text:style-name="T10">Inscrições:</text:span><text:span text:style-name="T2"><text:line-break/></text:span><text:span text:style-name="T9">De R$ 50 a R$ 280</text:span><text:span text:style-name="T2"><text:line-break/><text:line-break/></text:span><text:span text:style-name="T10">Site:</text:span><text:span text:style-name="T2"><text:line-break/></text:span><text:a xlink:type="simple" xlink:href="http://fisl.org.br/" office:target-frame-name="_blank" xlink:show="new"><text:span text:style-name="T9">http://fisl.org.br/</text:span></text:a><text:span text:style-name="T1"><text:line-break/><text:line-break/></text:span></text:p>
      <text:p text:style-name="P3"><text:span text:style-name="T12">Núcleo de Atendimento 1</text:span><text:span text:style-name="T12">4</text:span><text:span text:style-name="T12">° Fórum Internacional Software Livre</text:span><text:span text:style-name="T14"><text:line-break/></text:span><text:span text:style-name="T13">Coordenação: </text:span><text:span text:style-name="T13">Livia Araujo</text:span><text:span text:style-name="T13"> – </text:span><text:span text:style-name="T13">livia</text:span><text:span text:style-name="T13">@enfato.com.br –</text:span><text:span text:style-name="T13"> 51 8151.</text:span><text:span text:style-name="T13">9026</text:span><text:span text:style-name="T14"><text:line-break/>Direção:Mariana Turkenicz– mariana@enfato.com.br – 51 8121.7062<text:line-break/></text:span></text:p>
      <text:p text:style-name="P4"><text:span text:style-name="T5">Enfato </text:span><text:span text:style-name="T5">multicomunicação</text:span></text:p>
      <text:p text:style-name="P1">+55 (51) 30.261.261</text:p>
      <text:p text:style-name="Text_20_body"><text:a xlink:type="simple" xlink:href="http://www.enfato.com.br/"><text:span text:style-name="T19">www.enfato.com.br</text:span></text:a><text:span text:style-name="T17"> </text:span></text:p>
      <text:p text:style-name="Text_20_body"><text:span text:style-name="T17">Twitter: </text:span><text:a xlink:type="simple" xlink:href="http://www.twitter.com/enfato"><text:span text:style-name="T19">@enfato</text:span></text:a></text:p>
      <text:p text:style-name="P1">Facebook: <text:span text:style-name="T18">enfatomulticomunicacao</text:span></text:p>
      <text:p text:style-name="P2">Empresa filiada à Abra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2T09:19:37.17</meta:creation-date>
    <dc:date>2013-06-07T11:49:24.39</dc:date>
    <meta:editing-duration>PT35M54S</meta:editing-duration>
    <meta:editing-cycles>10</meta:editing-cycles>
    <meta:generator>LibreOffice/3.5$Linux_x86 LibreOffice_project/350m1$Build-2</meta:generator>
    <meta:document-statistic meta:table-count="0" meta:image-count="0" meta:object-count="0" meta:page-count="2" meta:paragraph-count="24" meta:word-count="695" meta:character-count="4557" meta:non-whitespace-character-count="3870"/>
  </office:meta>
</office:document-meta>
</file>